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96806BE95CF8F44B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4326in" fo:margin-top="0in" fo:margin-bottom="0in" table:align="left" style:writing-mode="lr-tb"/>
    </style:style>
    <style:style style:name="Table1.A" style:family="table-column">
      <style:table-column-properties style:column-width="3.3715in"/>
    </style:style>
    <style:style style:name="Table1.B" style:family="table-column">
      <style:table-column-properties style:column-width="4.0611in"/>
    </style:style>
    <style:style style:name="Table1.1" style:family="table-row">
      <style:table-row-properties style:min-row-height="0.3701in" fo:keep-together="auto"/>
    </style:style>
    <style:style style:name="Table1.A1" style:family="table-cell">
      <style:table-cell-properties fo:padding-left="0.075in" fo:padding-right="0.075in" fo:padding-top="0in" fo:padding-bottom="0in" fo:border="0.5pt solid #bfbfbf"/>
    </style:style>
    <style:style style:name="Table1.2" style:family="table-row">
      <style:table-row-properties style:min-row-height="0.234in" fo:keep-together="auto"/>
    </style:style>
    <style:style style:name="Table1.3" style:family="table-row">
      <style:table-row-properties fo:keep-together="auto"/>
    </style:style>
    <style:style style:name="Table2" style:family="table">
      <style:table-properties style:width="7.3729in" fo:margin-top="0in" fo:margin-bottom="0in" table:align="left" style:writing-mode="lr-tb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3.35in"/>
    </style:style>
    <style:style style:name="Table2.C" style:family="table-column">
      <style:table-column-properties style:column-width="1.52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bfbfbf"/>
    </style:style>
    <style:style style:name="Table2.B1" style:family="table-cell">
      <style:table-cell-properties fo:padding-left="0.075in" fo:padding-right="0.075in" fo:padding-top="0in" fo:padding-bottom="0in" fo:border-left="0.5pt solid #bfbfbf" fo:border-right="none" fo:border-top="0.5pt solid #bfbfbf" fo:border-bottom="0.5pt solid #bfbfbf"/>
    </style:style>
    <style:style style:name="Table2.2" style:family="table-row">
      <style:table-row-properties style:min-row-height="0.3326in" fo:keep-together="auto"/>
    </style:style>
    <style:style style:name="Table2.3" style:family="table-row">
      <style:table-row-properties style:min-row-height="0.3389in" fo:keep-together="auto"/>
    </style:style>
    <style:style style:name="Table3" style:family="table">
      <style:table-properties style:width="7.3729in" fo:margin-top="0in" fo:margin-bottom="0in" table:align="left" style:writing-mode="lr-tb"/>
    </style:style>
    <style:style style:name="Table3.A" style:family="table-column">
      <style:table-column-properties style:column-width="3.3715in"/>
    </style:style>
    <style:style style:name="Table3.B" style:family="table-column">
      <style:table-column-properties style:column-width="4.001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bfbfbf"/>
    </style:style>
    <style:style style:name="Table4" style:family="table">
      <style:table-properties style:width="6.1306in" fo:margin-left="0in" fo:margin-top="0in" fo:margin-bottom="0in" table:align="left" style:writing-mode="lr-tb"/>
    </style:style>
    <style:style style:name="Table4.A" style:family="table-column">
      <style:table-column-properties style:column-width="2.2604in"/>
    </style:style>
    <style:style style:name="Table4.B" style:family="table-column">
      <style:table-column-properties style:column-width="3.8701in"/>
    </style:style>
    <style:style style:name="Table4.1" style:family="table-row">
      <style:table-row-properties style:min-row-height="0.4118in" fo:keep-together="auto"/>
    </style:style>
    <style:style style:name="Table4.A1" style:family="table-cell">
      <style:table-cell-properties fo:padding-left="0.075in" fo:padding-right="0.075in" fo:padding-top="0in" fo:padding-bottom="0in" fo:border="0.5pt solid #bfbfbf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7b7b7b" style:font-name="Arial Narrow" fo:font-size="9pt" fo:font-weight="bold" style:font-size-asian="9pt" style:font-weight-asian="bold" style:font-name-complex="Arial1" style:font-size-complex="9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7b7b7b" style:font-name="Arial Narrow" fo:font-size="9pt" fo:font-weight="bold" officeooo:paragraph-rsid="002ac9ca" style:font-size-asian="9pt" style:font-weight-asian="bold" style:font-name-complex="Arial1" style:font-size-complex="9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7b7b7b" style:font-name="Arial Narrow" fo:font-size="9pt" fo:font-weight="bold" officeooo:paragraph-rsid="00238325" style:font-size-asian="9pt" style:font-weight-asian="bold" style:font-name-complex="Arial1" style:font-size-complex="9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2ac9ca" fo:background-color="transparent" style:font-size-asian="9pt" style:font-weight-asian="bold" style:font-name-complex="Arial1" style:font-size-complex="9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fd4c39" style:font-name="Arial Narrow" fo:font-size="9pt" fo:font-weight="bold" style:font-size-asian="9pt" style:font-weight-asian="bold" style:font-name-complex="Arial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9pt" fo:font-weight="bold" style:font-size-asian="9pt" style:font-weight-asian="bold" style:font-name-complex="Arial1" style:font-size-complex="9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officeooo:paragraph-rsid="00116d9f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style:font-size-asian="9pt" style:font-weight-asian="bold" style:font-name-complex="Arial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officeooo:paragraph-rsid="0030f944" style:font-size-asian="9pt" style:font-weight-asian="bold" style:font-name-complex="Arial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officeooo:rsid="001640f5" officeooo:paragraph-rsid="001640f5" fo:background-color="transparent" style:font-size-asian="9pt" style:font-weight-asian="bold" style:font-name-complex="Arial1" style:font-size-complex="9pt"/>
    </style:style>
    <style:style style:name="P12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9pt" fo:language="es" fo:country="MX" fo:font-weight="bold" officeooo:rsid="001158b0" officeooo:paragraph-rsid="001158b0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9pt" fo:language="es" fo:country="MX" fo:font-weight="bold" officeooo:rsid="001158b0" officeooo:paragraph-rsid="001321f7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8pt" fo:language="es" fo:country="MX" fo:font-weight="bold" officeooo:paragraph-rsid="0022413a" style:font-name-asian="Times New Roman" style:font-size-asian="8pt" style:rfc-language-tag-asian="es-419" style:language-asian="es" style:font-weight-asian="bold" style:font-name-complex="Calibri1" style:font-size-complex="8pt"/>
    </style:style>
    <style:style style:name="P15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8pt" fo:language="es" fo:country="MX" fo:font-weight="bold" officeooo:paragraph-rsid="0022413a" style:font-name-asian="Times New Roman" style:font-size-asian="8pt" style:rfc-language-tag-asian="es-419" style:language-asian="es" style:font-weight-asian="bold" style:font-name-complex="Calibri1" style:font-size-complex="8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fo:font-size="9pt" officeooo:paragraph-rsid="0033c953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size="9pt" officeooo:paragraph-rsid="001321f7" style:font-size-asian="9pt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2ac9ca" fo:background-color="transparent" style:font-size-asian="9pt" style:font-weight-asian="bold" style:font-name-complex="Arial1" style:font-size-complex="9pt"/>
    </style:style>
    <style:style style:name="P19" style:family="paragraph" style:parent-style-name="Normal">
      <style:paragraph-properties fo:margin-top="0in" fo:margin-bottom="0in" loext:contextual-spacing="false" fo:line-height="100%"/>
      <style:text-properties fo:color="#7b7b7b" style:font-name="Arial Narrow1" fo:font-size="10pt" fo:font-weight="bold" officeooo:paragraph-rsid="0033c953" style:font-size-asian="10pt" style:font-weight-asian="bold" style:font-name-complex="Arial" style:font-size-complex="12pt"/>
    </style:style>
    <style:style style:name="P20" style:family="paragraph" style:parent-style-name="Standard">
      <style:paragraph-properties fo:margin-left="0in" fo:margin-right="-0.4583in" fo:text-indent="0in" style:auto-text-indent="false"/>
      <style:text-properties style:font-name="Arial Narrow" fo:font-size="9pt" style:font-size-asian="9pt" style:font-name-complex="Arial1" style:font-size-complex="9pt"/>
    </style:style>
    <style:style style:name="P21" style:family="paragraph" style:parent-style-name="No_20_Spacing">
      <style:paragraph-properties fo:text-align="center" style:justify-single-word="false"/>
      <style:text-properties style:font-name="Arial Narrow" fo:font-size="9pt" fo:font-weight="bold" style:font-size-asian="9pt" style:font-weight-asian="bold" style:font-name-complex="Arial1" style:font-size-complex="9pt"/>
    </style:style>
    <style:style style:name="P22" style:family="paragraph" style:parent-style-name="Standard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1" style:font-size-complex="11pt"/>
    </style:style>
    <style:style style:name="P23" style:family="paragraph" style:parent-style-name="Standard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 Narrow" fo:font-size="9pt" style:font-size-asian="9pt" style:font-name-complex="Arial1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Arial Narrow" fo:font-size="9pt" fo:font-weight="bold" officeooo:paragraph-rsid="001158b0" style:font-size-asian="9pt" style:font-weight-asian="bold" style:font-name-complex="Arial1" style:font-size-complex="9pt"/>
    </style:style>
    <style:style style:name="P26" style:family="paragraph" style:parent-style-name="Standard">
      <style:text-properties officeooo:paragraph-rsid="002ac9ca"/>
    </style:style>
    <style:style style:name="P27" style:family="paragraph" style:parent-style-name="Standard">
      <style:paragraph-properties fo:margin-left="0in" fo:margin-right="0.0339in" fo:text-align="justify" style:justify-single-word="false" fo:text-indent="0in" style:auto-text-indent="false"/>
      <style:text-properties style:font-name="Arial Narrow" fo:font-size="9pt" style:font-size-asian="9pt" style:font-name-complex="Arial1" style:font-size-complex="9pt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2ac9ca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385623" style:font-name="Arial Narrow1" fo:font-size="9pt" fo:language="es" fo:country="MX" fo:font-weight="bold" officeooo:rsid="000642a4" officeooo:paragraph-rsid="0027cc89" style:font-name-asian="Times New Roman" style:font-size-asian="9pt" style:rfc-language-tag-asian="es-419" style:language-asian="es" style:font-weight-asian="bold" style:font-name-complex="Arial1" style:font-size-complex="9pt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1" fo:font-size="9pt" fo:language="es" fo:country="MX" fo:font-weight="bold" officeooo:rsid="000642a4" officeooo:paragraph-rsid="00326ef3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color="#7b7b7b" style:font-name="Arial Narrow" fo:font-size="12pt" fo:font-weight="bold" style:font-size-asian="12pt" style:font-weight-asian="bold" style:font-name-complex="Arial1" style:font-size-complex="12pt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fo:color="#0d0d0d" fo:font-weight="bold" style:font-weight-asian="bold" style:font-weight-complex="bold"/>
    </style:style>
    <style:style style:name="T3" style:family="text">
      <style:text-properties fo:color="#7b7b7b" style:font-name="Arial Narrow" fo:font-weight="bold" style:font-weight-asian="bold" style:font-name-complex="Arial1"/>
    </style:style>
    <style:style style:name="T4" style:family="text">
      <style:text-properties style:font-name="Arial Narrow" fo:font-weight="bold" style:font-weight-asian="bold" style:font-name-complex="Arial1"/>
    </style:style>
    <style:style style:name="T5" style:family="text">
      <style:text-properties fo:color="#000000" style:font-name="Arial Narrow" fo:font-weight="bold" style:font-weight-asian="bold" style:font-name-complex="Arial1"/>
    </style:style>
    <style:style style:name="T6" style:family="text"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Arial1" style:font-size-complex="9pt" style:font-weight-complex="bold"/>
    </style:style>
    <style:style style:name="T7" style:family="text">
      <style:text-properties fo:color="#000000" style:font-name="Arial" fo:font-size="9pt" fo:language="es" fo:country="MX" style:font-name-asian="Times New Roman" style:font-size-asian="9pt" style:rfc-language-tag-asian="es-419" style:language-asian="es" style:font-name-complex="Calibri1" style:font-size-complex="9pt" style:font-weight-complex="bold"/>
    </style:style>
    <style:style style:name="T8" style:family="text">
      <style:text-properties style:font-name="Arial" fo:font-size="11pt" officeooo:rsid="00d2f3b4" style:font-size-asian="11pt" style:font-size-complex="11pt"/>
    </style:style>
    <style:style style:name="T9" style:family="text">
      <style:text-properties officeooo:rsid="00d936c0"/>
    </style:style>
    <style:style style:name="T10" style:family="text">
      <style:text-properties officeooo:rsid="01274abb"/>
    </style:style>
    <style:style style:name="T11" style:family="text">
      <style:text-properties style:use-window-font-color="true" style:font-name="Arial Narrow" fo:font-weight="bold" style:font-weight-asian="bold" style:font-name-complex="Arial1"/>
    </style:style>
    <style:style style:name="T12" style:family="text">
      <style:text-properties fo:language="es" fo:country="MX" style:font-name-asian="Times New Roman" style:rfc-language-tag-asian="es-419" style:language-asian="es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name" text:name="py3o.objects.partner_id.name"/>
        <text:user-field-decl office:value-type="string" office:string-value="partner_id.vat" text:name="py3o.obj.partner_id.vat"/>
        <text:user-field-decl office:value-type="string" office:string-value="partner_id.curp" text:name="py3o.obj.partner_id.curp"/>
        <text:user-field-decl office:value-type="string" office:string-value="partner_id.street" text:name="py3o.obj.partner_id.street"/>
        <text:user-field-decl office:value-type="string" office:string-value="partner_id.street_number" text:name="py3o.obj.partner_id.street_number"/>
        <text:user-field-decl office:value-type="string" office:string-value="partner_id.street2" text:name="py3o.obj.partner_id.street2"/>
        <text:user-field-decl office:value-type="string" office:string-value="partner_id.zip" text:name="py3o.obj.partner_id.zip"/>
        <text:user-field-decl office:value-type="string" office:string-value="partner_id.state_id" text:name="py3o.obj.partner_id.state_id.name"/>
        <text:user-field-decl office:value-type="string" office:string-value="partner_id.phone" text:name="py3o.obj.partner_id.phone"/>
        <text:user-field-decl office:value-type="string" office:string-value="partner_id.city" text:name="py3o.obj.partner_id.city"/>
        <text:user-field-decl office:value-type="string" office:string-value="proof_1.name" text:name="py3o.obj.proof_1.name"/>
        <text:user-field-decl office:value-type="string" office:string-value="proof_2.name" text:name="py3o.obj.proof_2.name"/>
        <text:user-field-decl office:value-type="string" office:string-value="proof_1.persona" text:name="py3o.obj.proof_1.persona"/>
        <text:user-field-decl office:value-type="string" office:string-value="proof_2.persona" text:name="py3o.obj.proof_2.persona"/>
        <text:user-field-decl office:value-type="string" office:string-value="partner_id.city" text:name="py3o.objects.partner_id.city"/>
        <text:user-field-decl office:value-type="string" office:string-value="partner_id.curp" text:name="py3o.objects.partner_id.curp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lastname" text:name="py3o.objects.partner_id.ind_paterno"/>
        <text:user-field-decl office:value-type="string" office:string-value="partner_id.phone" text:name="py3o.objects.partner_id.phone"/>
        <text:user-field-decl office:value-type="string" office:string-value="partner_id.state_id" text:name="py3o.objects.partner_id.state_id.name"/>
        <text:user-field-decl office:value-type="string" office:string-value="partner_id.street" text:name="py3o.objects.partner_id.street"/>
        <text:user-field-decl office:value-type="string" office:string-value="partner_id.street2" text:name="py3o.objects.partner_id.street2"/>
        <text:user-field-decl office:value-type="string" office:string-value="partner_id.street_number" text:name="py3o.objects.partner_id.street_number"/>
        <text:user-field-decl office:value-type="string" office:string-value="partner_id.vat" text:name="py3o.objects.partner_id.vat"/>
        <text:user-field-decl office:value-type="string" office:string-value="partner_id.zip" text:name="py3o.objects.partner_id.zip"/>
        <text:user-field-decl office:value-type="string" office:string-value="proof_1.name" text:name="py3o.objects.proof_1.name"/>
        <text:user-field-decl office:value-type="string" office:string-value="proof_1.persona" text:name="py3o.obectsj.proof_1.persona"/>
        <text:user-field-decl office:value-type="string" office:string-value="proof_1.persona" text:name="py3o.objects.proof_1.persona"/>
        <text:user-field-decl office:value-type="string" office:string-value="proof_2.name" text:name="py3o.objects.proof_2.name"/>
        <text:user-field-decl office:value-type="string" office:string-value="proof_2.persona" text:name="py3o.objects.proof_2.persona"/>
        <text:user-field-decl office:value-type="string" office:string-value="partner_id.street_number2" text:name="py3o.objects.partner_id.street_number2"/>
        <text:user-field-decl office:value-type="string" office:string-value="partner_id.curp" text:name="py3o.objects.partner_id.ind_curp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localidad_id" text:name="py3o.objects.partner_id.localidad_id.name"/>
        <text:user-field-decl office:value-type="string" office:string-value="proof_1.persona" text:name="py3o.obj.proof_1.persona.name"/>
        <text:user-field-decl office:value-type="string" office:string-value="proof_2.persona" text:name="py3o.obj.proof_2.persona.name"/>
        <text:user-field-decl office:value-type="string" office:string-value="proof_1.persona" text:name="py3o.objects.proof_1.persona.name"/>
        <text:user-field-decl office:value-type="string" office:string-value="proof_2.persona" text:name="py3o.objects.proof_2.persona.name"/>
        <text:user-field-decl office:value-type="string" office:string-value="partner_id.lastname" text:name="py3o.obj.partner_id.lastname"/>
        <text:user-field-decl office:value-type="string" office:string-value="partner_id.lastname2" text:name="py3o.obj.partner_id.lastname2"/>
        <text:user-field-decl office:value-type="string" office:string-value="partner_id.firstname" text:name="py3o.obj.partner_id.firstname"/>
        <text:user-field-decl office:value-type="string" office:string-value="partner_id.firstname" text:name="py3o.objects.partner_id.firstname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partner_id.street_name" text:name="py3o.objects.partner_id.street_name"/>
      </text:user-field-decls>
      <text:p text:style-name="P31"/>
      <text:p text:style-name="P22">FORMATO DE AUTORIZACIÓN CONSULTA SIC’S </text:p>
      <text:p text:style-name="P22">(SOCIEDADES DE INFORMACIÓN CREDITICIA)</text:p>
      <text:p text:style-name="P23">AUTORIZACIÓN PARA SOLICITAR REPORTE DE CRÉDITO</text:p>
      <text:p text:style-name="P24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24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6">NOMBR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PELLIDO PATERNO:</text:p>
            <text:p text:style-name="P12"><text:user-field-get text:name="py3o.objects.partner_id.lastname">partner_id.lastname</text:user-field-get></text:p>
          </table:table-cell>
          <table:table-cell table:style-name="Table1.A1" office:value-type="string">
            <text:p text:style-name="P2">APELLIDO MATERNO:</text:p>
            <text:p text:style-name="P13"><text:user-field-get text:name="py3o.objects.partner_id.lastname2">partner_id.lastname2</text:user-field-get></text:p>
          </table:table-cell>
        </table:table-row>
        <table:table-row table:style-name="Table1.2">
          <table:table-cell table:style-name="Table1.A1" table:number-columns-spanned="2" office:value-type="string">
            <text:p text:style-name="P17"><text:span text:style-name="T3">NOMBRE (S): </text:span><text:span text:style-name="T11"><text:user-field-get text:name="py3o.objects.partner_id.firstname">partner_id.firstname</text:user-field-get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7"><text:span text:style-name="T3">RFC: </text:span><text:span text:style-name="T5"><text:user-field-get text:name="py3o.objects.partner_id.vat">partner_id.vat</text:user-field-get></text:span></text:p>
            <text:p text:style-name="P8"/>
          </table:table-cell>
          <table:table-cell table:style-name="Table1.A1" office:value-type="string">
            <text:p text:style-name="P17"><text:span text:style-name="T3">CURP: </text:span><text:span text:style-name="T5"><text:user-field-get text:name="py3o.objects.partner_id.ind_curp">partner_id.curp</text:user-field-get></text:span></text:p>
          </table:table-cell>
        </table:table-row>
      </table:table>
      <text:p text:style-name="P2"/>
      <text:p text:style-name="P6">DOMICILIO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CALLE:</text:p>
            <text:p text:style-name="P16"><text:span text:style-name="T4"><text:user-field-get text:name="py3o.objects.partner_id.street_name">partner_id.street_name</text:user-field-get></text:span></text:p>
          </table:table-cell>
          <table:table-cell table:style-name="Table2.B1" office:value-type="string">
            <text:p text:style-name="P19">NO EXT. E INT. <text:span text:style-name="T6"><text:user-field-get text:name="py3o.objects.partner_id.street_number">partner_id.street_number</text:user-field-get></text:span><text:span text:style-name="T7">/</text:span><text:span text:style-name="T12"> </text:span><text:span text:style-name="T6"><text:user-field-get text:name="py3o.objects.partner_id.street_number2">partner_id.street_number2</text:user-field-get></text:span></text:p>
          </table:table-cell>
          <table:table-cell table:style-name="Table2.A1" office:value-type="string">
            <text:p text:style-name="P2">COLONIA:</text:p>
            <text:p text:style-name="P15"><text:user-field-get text:name="py3o.objects.partner_id.colonia_id.name">colonia_id</text:user-field-get></text:p>
          </table:table-cell>
        </table:table-row>
        <table:table-row table:style-name="Table2.2">
          <table:table-cell table:style-name="Table2.A1" office:value-type="string">
            <text:p text:style-name="P2">POBLACIÓN:</text:p>
            <text:p text:style-name="P14"><text:user-field-get text:name="py3o.objects.partner_id.localidad_id.name">localidad_id</text:user-field-get></text:p>
            <text:p text:style-name="P2"/>
          </table:table-cell>
          <table:table-cell table:style-name="Table2.B1" office:value-type="string">
            <text:p text:style-name="P2">C.P.</text:p>
            <text:p text:style-name="P14"><text:user-field-get text:name="py3o.objects.partner_id.zip_id.name">zip_id</text:user-field-get></text:p>
          </table:table-cell>
          <table:table-cell table:style-name="Table2.A1" office:value-type="string">
            <text:p text:style-name="P2">DELEGACIÓN O MUNICIPIO:</text:p>
            <text:p text:style-name="P14"><text:user-field-get text:name="py3o.objects.partner_id.municipio_id.name">municipio_id</text:user-field-get></text:p>
          </table:table-cell>
        </table:table-row>
        <table:table-row table:style-name="Table2.3">
          <table:table-cell table:style-name="Table2.A1" office:value-type="string">
            <text:p text:style-name="P2">ESTADO:</text:p>
            <text:p text:style-name="P9"><text:user-field-get text:name="py3o.objects.partner_id.state_id.name">partner_id.state_id</text:user-field-get></text:p>
          </table:table-cell>
          <table:table-cell table:style-name="Table2.A1" table:number-columns-spanned="2" office:value-type="string">
            <text:p text:style-name="P2">TELÉFONO:</text:p>
            <text:p text:style-name="P9"><text:user-field-get text:name="py3o.objects.partner_id.phone">partner_id.phone</text:user-field-get></text:p>
          </table:table-cell>
          <table:covered-table-cell/>
        </table:table-row>
      </table:table>
      <text:p text:style-name="P2"/>
      <text:p text:style-name="P6">PERSONAS RELACIONADAS CON EL CRÉDITO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NOMBRE COMPLETO</text:p>
          </table:table-cell>
          <table:table-cell table:style-name="Table3.A1" office:value-type="string">
            <text:p text:style-name="P2">TIPO DE RELACIÓN: (socio, aval, deudor solidario, Representante Legal, etc.)</text:p>
          </table:table-cell>
        </table:table-row>
        <table:table-row table:style-name="Table3.1">
          <table:table-cell table:style-name="Table3.A1" office:value-type="string">
            <text:p text:style-name="P11"><text:user-field-get text:name="py3o.objects.proof_1.name">proof_1.name</text:user-field-get></text:p>
          </table:table-cell>
          <table:table-cell table:style-name="Table3.A1" office:value-type="string">
            <text:p text:style-name="P10"><text:user-field-get text:name="py3o.objects.proof_1.persona_rel.name">proof_1.persona_rel</text:user-field-get></text:p>
          </table:table-cell>
        </table:table-row>
        <table:table-row table:style-name="Table3.1">
          <table:table-cell table:style-name="Table3.A1" office:value-type="string">
            <text:p text:style-name="P11"><text:user-field-get text:name="py3o.objects.proof_2.name">proof_2.name</text:user-field-get></text:p>
          </table:table-cell>
          <table:table-cell table:style-name="Table3.A1" office:value-type="string">
            <text:p text:style-name="P10"><text:user-field-get text:name="py3o.objects.proof_2.persona_rel.name">proof_2.persona_rel</text:user-field-get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2"/>
      <text:p text:style-name="P3"><text:tab/><text:tab/><text:a xlink:type="simple" xlink:href="py3o://for=%22obj%20in%20objects%22" text:style-name="Internet_20_link" text:visited-style-name="Visited_20_Internet_20_Link"><text:span text:style-name="T8">for="obj in objects"</text:span></text:a></text:p>
      <text:p text:style-name="P28"><text:a xlink:type="simple" xlink:href="py3o://with=%22lang=obj.partner_id.lang%20or%20'en_US'%22" text:style-name="Internet_20_link" text:visited-style-name="Visited_20_Internet_20_Link"><text:span text:style-name="T8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9">with="o=obj.with_context(lang=lang)"</text:span>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/>
            <text:p text:style-name="P7">FECHA EN QUE SE FIRMA</text:p>
          </table:table-cell>
          <table:table-cell table:style-name="Table4.A1" office:value-type="string">
            <text:p text:style-name="P29"/>
            <text:p text:style-name="P30"><text:text-input text:description="py3o://function=&quot;format_datetime(o.approve_date, format='full', locale='es_MX')&quot;">[approve_date]</text:text-input></text:p>
          </table:table-cell>
        </table:table-row>
      </table:table>
      <text:p text:style-name="P26"><text:a xlink:type="simple" xlink:href="py3o:///with" text:style-name="Internet_20_link" text:visited-style-name="Visited_20_Internet_20_Link">/with</text:a></text:p>
      <text:p text:style-name="P26"><text:a xlink:type="simple" xlink:href="py3o:///with" text:style-name="Internet_20_link" text:visited-style-name="Visited_20_Internet_20_Link">/with</text:a></text:p>
      <text:p text:style-name="P18"><text:a xlink:type="simple" xlink:href="py3o:///for" text:style-name="Internet_20_link" text:visited-style-name="Visited_20_Internet_20_Link"><text:span text:style-name="T10">/for</text:span></text:a></text:p>
      <text:p text:style-name="P27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p>
      <text:p text:style-name="P20"><text:tab/><text:tab/><text:tab/><text:tab/><text:tab/></text:p>
      <text:p text:style-name="P21">__________________________________________</text:p>
      <text:p text:style-name="P21">NOMBRE Y FIRMA DEL SOLICITANTE</text:p>
      <text:p text:style-name="P21"><text:user-field-get text:name="py3o.objects.partner_id.name">partner_id.name</text:user-field-get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color="#0d0d0d" fo:font-weight="bold" style:font-weight-asian="bold"/>
    </style:style>
    <style:style style:name="MT2" style:family="text">
      <style:text-properties fo:color="#0d0d0d" fo:font-weight="bold" style:font-weight-asian="bold" style:font-weight-complex="bold"/>
    </style:style>
    <style:style style:name="M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5693in" fo:margin-left="0.5307in" fo:margin-right="0.486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 1" text:anchor-type="char" svg:x="0.0957in" svg:y="-0.1717in" svg:width="1.4374in" svg:height="0.6744in" draw:z-index="0"><draw:image xlink:href="Pictures/100002010000014000000096806BE95CF8F44BAB.png" xlink:type="simple" xlink:show="embed" xlink:actuate="onLoad" loext:mime-type="image/png"/></draw:frame><text:span text:style-name="MT1">RECA: </text:span><text:span text:style-name="MT2">14062-439-026350/05-03651-08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ta Macareno</meta:initial-creator>
    <meta:editing-cycles>37</meta:editing-cycles>
    <meta:print-date>2018-11-05T23:05:00</meta:print-date>
    <meta:creation-date>2019-01-15T17:37:00</meta:creation-date>
    <dc:date>2020-06-30T16:21:58.065848957</dc:date>
    <meta:editing-duration>PT3H32M48S</meta:editing-duration>
    <meta:generator>LibreOffice/6.0.7.3$Linux_X86_64 LibreOffice_project/00m0$Build-3</meta:generator>
    <meta:document-statistic meta:table-count="4" meta:image-count="1" meta:object-count="0" meta:page-count="1" meta:paragraph-count="50" meta:word-count="265" meta:character-count="2052" meta:non-whitespace-character-count="1828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